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1cm" fo:min-width="13.5cm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2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5cm" fo:min-width="4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4.7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3.5cm" fo:min-width="11cm"/>
      <style:paragraph-properties style:writing-mode="lr-tb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4.75cm" fo:min-width="10.5cm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5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cm" fo:min-width="4.75cm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co1" style:family="table-column">
      <style:table-column-properties style:column-width="1.979cm" style:use-optimal-column-width="false"/>
    </style:style>
    <style:style style:name="co2" style:family="table-column">
      <style:table-column-properties style:column-width="5.16cm" style:use-optimal-column-width="false"/>
    </style:style>
    <style:style style:name="co3" style:family="table-column">
      <style:table-column-properties style:column-width="3.569cm" style:use-optimal-column-width="false"/>
    </style:style>
    <style:style style:name="co4" style:family="table-column">
      <style:table-column-properties style:column-width="3.442cm" style:use-optimal-column-width="false"/>
    </style:style>
    <style:style style:name="co5" style:family="table-column">
      <style:table-column-properties style:column-width="3.7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loext:graphic-properties draw:fill-color="#dddddd"/>
      <style:paragraph-properties fo:text-align="center" style:writing-mode="lr-tb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cm" svg:height="11.25cm" svg:x="21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25cm" svg:x="11cm" svg:y="3.25cm">
          <text:p text:style-name="P2">Add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5cm" svg:height="0.962cm" svg:x="1.5cm" svg:y="3.288cm">
          <draw:text-box>
            <text:p>Add new list</text:p>
          </draw:text-box>
        </draw:frame>
        <draw:frame draw:style-name="standard" draw:layer="layout" svg:width="17.854cm" svg:height="7.998cm" svg:x="1.645cm" svg:y="5.3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id</text:p>
              </table:table-cell>
              <table:table-cell>
                <text:p>listname</text:p>
              </table:table-cell>
              <table:table-cell>
                <text:p>snippit</text:p>
              </table:table-cell>
              <table:table-cell>
                <text:p>timesaved</text:p>
              </table:table-cell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>
                <text:p>[Expand]</text:p>
              </table:table-cell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>
                <text:p>[Expand]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>
                <text:p>[Expand]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3" draw:layer="layout" svg:width="5.75cm" svg:height="0.962cm" svg:x="1.45cm" svg:y="1.388cm">
          <draw:text-box>
            <text:p>Select list</text:p>
          </draw:text-box>
        </draw:frame>
        <draw:custom-shape draw:style-name="gr5" draw:text-style-name="P5" draw:layer="layout" svg:width="5.25cm" svg:height="1cm" svg:x="5.35cm" svg:y="1.5cm">
          <text:p text:style-name="P4"><text:s text:c="5"/>Drop down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25cm" svg:height="1.25cm" svg:x="14.15cm" svg:y="14.55cm">
          <text:p text:style-name="P4">Sav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5cm" svg:height="3.75cm" svg:x="1.75cm" svg:y="14.7cm">
          <text:p text:style-name="P4">Text are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5.75cm" svg:height="0.962cm" svg:x="1.55cm" svg:y="13.75cm">
          <draw:text-box>
            <text:p>Add new snippit</text:p>
          </draw:text-box>
        </draw:frame>
        <draw:custom-shape draw:style-name="gr8" draw:text-style-name="P7" draw:layer="layout" svg:width="11cm" svg:height="5cm" svg:x="22.5cm" svg:y="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cm" svg:height="1.5cm" svg:x="22.5cm" svg:y="12.25cm">
          <text:p text:style-name="P4">Copy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cm" svg:height="1.5cm" svg:x="28.8cm" svg:y="12.25cm">
          <text:p text:style-name="P4">Close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1.25cm" svg:height="1cm" svg:x="22.5cm" svg:y="3.5cm">
          <draw:text-box>
            <text:p>Expanded popup view</text:p>
          </draw:text-box>
        </draw:frame>
        <draw:line draw:style-name="gr11" draw:text-style-name="P8" draw:layer="layout" svg:x1="24cm" svg:y1="12.75cm" svg:x2="22.75cm" svg:y2="20cm">
          <text:p/>
        </draw:line>
        <draw:frame draw:style-name="gr12" draw:text-style-name="P3" draw:layer="layout" svg:width="7.5cm" svg:height="2.384cm" svg:x="22.5cm" svg:y="20.25cm">
          <draw:text-box>
            <text:p>Close on copy</text:p>
            <text:p/>
            <text:p>Close on close click</text:p>
          </draw:text-box>
        </draw:frame>
        <draw:line draw:style-name="gr11" draw:text-style-name="P8" draw:layer="layout" svg:x1="30cm" svg:y1="13cm" svg:x2="28cm" svg:y2="21.75cm">
          <text:p/>
        </draw:line>
        <draw:line draw:style-name="gr11" draw:text-style-name="P8" draw:layer="layout" svg:x1="12.5cm" svg:y1="12cm" svg:x2="15cm" svg:y2="21.25cm">
          <text:p/>
        </draw:line>
        <draw:frame draw:style-name="gr13" draw:text-style-name="P3" draw:layer="layout" svg:width="8.75cm" svg:height="1.673cm" svg:x="11.75cm" svg:y="21.5cm">
          <draw:text-box>
            <text:p>Highlight row when hover.</text:p>
            <text:p>Show word expand on hover</text:p>
          </draw:text-box>
        </draw:frame>
        <draw:custom-shape draw:style-name="gr14" draw:text-style-name="P1" draw:layer="layout" svg:width="5.25cm" svg:height="1.25cm" svg:x="5.5cm" svg:y="3.25cm">
          <text:p text:style-name="P2">Text field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93cm" svg:height="0.741cm" draw:transform="rotate (-3.14159265358979) translate (6.45cm 2.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35.5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07T13:36:25.163910878</meta:creation-date>
    <dc:date>2024-10-08T11:36:14.224382113</dc:date>
    <meta:editing-duration>PT16M35S</meta:editing-duration>
    <meta:editing-cycles>7</meta:editing-cycles>
    <meta:generator>LibreOffice/7.3.7.2$Linux_X86_64 LibreOffice_project/30$Build-2</meta:generator>
    <meta:document-statistic meta:object-count="20"/>
  </office:meta>
</office:document-meta>
</file>